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Short-term resident departure</text:p>
          </table:table-cell>
          <table:table-cell office:value-type="float" office:value="890643" calcext:value-type="float">
            <text:p>890643</text:p>
          </table:table-cell>
          <table:table-cell office:value-type="float" office:value="808434" calcext:value-type="float">
            <text:p>808434</text:p>
          </table:table-cell>
          <table:table-cell office:value-type="float" office:value="975137" calcext:value-type="float">
            <text:p>975137</text:p>
          </table:table-cell>
          <table:table-cell office:value-type="float" office:value="779397" calcext:value-type="float">
            <text:p>779397</text:p>
          </table:table-cell>
          <table:table-cell office:value-type="float" office:value="734480" calcext:value-type="float">
            <text:p>734480</text:p>
          </table:table-cell>
          <table:table-cell office:value-type="float" office:value="1127870" calcext:value-type="float">
            <text:p>1127870</text:p>
          </table:table-cell>
          <table:table-cell office:value-type="float" office:value="771282" calcext:value-type="float">
            <text:p>771282</text:p>
          </table:table-cell>
          <table:table-cell office:value-type="float" office:value="589997" calcext:value-type="float">
            <text:p>589997</text:p>
          </table:table-cell>
        </table:table-row>
        <table:table-row table:style-name="ro1">
          <table:table-cell office:value-type="string" calcext:value-type="string">
            <text:p>Short-term resident return</text:p>
          </table:table-cell>
          <table:table-cell office:value-type="float" office:value="1023386" calcext:value-type="float">
            <text:p>1023386</text:p>
          </table:table-cell>
          <table:table-cell office:value-type="float" office:value="821739" calcext:value-type="float">
            <text:p>821739</text:p>
          </table:table-cell>
          <table:table-cell office:value-type="float" office:value="885538" calcext:value-type="float">
            <text:p>885538</text:p>
          </table:table-cell>
          <table:table-cell office:value-type="float" office:value="1023834" calcext:value-type="float">
            <text:p>1023834</text:p>
          </table:table-cell>
          <table:table-cell office:value-type="float" office:value="738837" calcext:value-type="float">
            <text:p>738837</text:p>
          </table:table-cell>
          <table:table-cell office:value-type="float" office:value="676799" calcext:value-type="float">
            <text:p>676799</text:p>
          </table:table-cell>
          <table:table-cell office:value-type="float" office:value="1256949" calcext:value-type="float">
            <text:p>1256949</text:p>
          </table:table-cell>
          <table:table-cell office:value-type="float" office:value="737799" calcext:value-type="float">
            <text:p>737799</text:p>
          </table:table-cell>
        </table:table-row>
        <table:table-row table:style-name="ro1">
          <table:table-cell office:value-type="string" calcext:value-type="string">
            <text:p>Short-term visitor arrival</text:p>
          </table:table-cell>
          <table:table-cell office:value-type="float" office:value="716009" calcext:value-type="float">
            <text:p>716009</text:p>
          </table:table-cell>
          <table:table-cell office:value-type="float" office:value="632649" calcext:value-type="float">
            <text:p>632649</text:p>
          </table:table-cell>
          <table:table-cell office:value-type="float" office:value="647220" calcext:value-type="float">
            <text:p>647220</text:p>
          </table:table-cell>
          <table:table-cell office:value-type="float" office:value="694344" calcext:value-type="float">
            <text:p>694344</text:p>
          </table:table-cell>
          <table:table-cell office:value-type="float" office:value="720495" calcext:value-type="float">
            <text:p>720495</text:p>
          </table:table-cell>
          <table:table-cell office:value-type="float" office:value="971802" calcext:value-type="float">
            <text:p>971802</text:p>
          </table:table-cell>
          <table:table-cell office:value-type="float" office:value="725790" calcext:value-type="float">
            <text:p>725790</text:p>
          </table:table-cell>
          <table:table-cell office:value-type="float" office:value="780059" calcext:value-type="float">
            <text:p>780059</text:p>
          </table:table-cell>
        </table:table-row>
        <table:table-row table:style-name="ro1">
          <table:table-cell office:value-type="string" calcext:value-type="string">
            <text:p>Short-term visitor departure</text:p>
          </table:table-cell>
          <table:table-cell office:value-type="float" office:value="643798" calcext:value-type="float">
            <text:p>643798</text:p>
          </table:table-cell>
          <table:table-cell office:value-type="float" office:value="695513" calcext:value-type="float">
            <text:p>695513</text:p>
          </table:table-cell>
          <table:table-cell office:value-type="float" office:value="588650" calcext:value-type="float">
            <text:p>588650</text:p>
          </table:table-cell>
          <table:table-cell office:value-type="float" office:value="682335" calcext:value-type="float">
            <text:p>682335</text:p>
          </table:table-cell>
          <table:table-cell office:value-type="float" office:value="771876" calcext:value-type="float">
            <text:p>771876</text:p>
          </table:table-cell>
          <table:table-cell office:value-type="float" office:value="800918" calcext:value-type="float">
            <text:p>800918</text:p>
          </table:table-cell>
          <table:table-cell office:value-type="float" office:value="949600" calcext:value-type="float">
            <text:p>949600</text:p>
          </table:table-cell>
          <table:table-cell office:value-type="float" office:value="769797" calcext:value-type="float">
            <text:p>769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1:03:56.334500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1:03:59.032870082</meta:creation-date>
    <meta:editing-duration>P7DT3M27S</meta:editing-duration>
    <meta:editing-cycles>2</meta:editing-cycles>
    <meta:generator>LibreOffice/5.1.6.2$Linux_X86_64 LibreOffice_project/10m0$Build-2</meta:generator>
    <dc:date>2017-06-02T11:20:44.930572182</dc:date>
    <meta:document-statistic meta:table-count="1" meta:cell-count="45" meta:object-count="0"/>
  </office:meta>
</office:document-meta>
</file>